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r_ucz.</text:p>
          </table:table-cell>
          <table:table-cell office:value-type="string" calcext:value-type="string">
            <text:p>Zach.</text:p>
          </table:table-cell>
          <table:table-cell office:value-type="string" calcext:value-type="string">
            <text:p>Rel_Ety</text:p>
          </table:table-cell>
          <table:table-cell office:value-type="string" calcext:value-type="string">
            <text:p>Jpol</text:p>
          </table:table-cell>
          <table:table-cell office:value-type="string" calcext:value-type="string">
            <text:p>Jang</text:p>
          </table:table-cell>
          <table:table-cell office:value-type="string" calcext:value-type="string">
            <text:p>Jniem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eog</text:p>
          </table:table-cell>
          <table:table-cell office:value-type="string" calcext:value-type="string">
            <text:p>Biol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la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WF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string" calcext:value-type="string">
            <text:p>dobre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dob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6" calcext:value-type="float">
            <text:p>983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4" calcext:value-type="float">
            <text:p>9854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string" calcext:value-type="string">
            <text:p>dobre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5" calcext:value-type="float">
            <text:p>98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string" calcext:value-type="string">
            <text:p>dobre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string" calcext:value-type="string">
            <text:p>dobre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5" calcext:value-type="float">
            <text:p>97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string" calcext:value-type="string">
            <text:p>nieodpowiedni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string" calcext:value-type="string">
            <text:p>nieodpowiedn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string" calcext:value-type="string">
            <text:p>nieodpowiednie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string" calcext:value-type="string">
            <text:p>poprawn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string" calcext:value-type="string">
            <text:p>poprawne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4" calcext:value-type="float">
            <text:p>98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4" calcext:value-type="float">
            <text:p>9824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31" calcext:value-type="float">
            <text:p>9831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string" calcext:value-type="string">
            <text:p>wzorowe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string" calcext:value-type="string">
            <text:p>wzorowe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wzorow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02:18.059456306</meta:creation-date>
    <dc:date>2018-10-12T08:11:49.391266236</dc:date>
    <meta:editing-duration>PT9M31S</meta:editing-duration>
    <meta:editing-cycles>1</meta:editing-cycles>
    <meta:document-statistic meta:table-count="1" meta:cell-count="3382" meta:object-count="0"/>
    <meta:generator>LibreOffice/6.0.6.2$Linux_X86_64 LibreOffice_project/00m0$Build-2</meta:generator>
  </office:meta>
</office:document-meta>
</file>